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206516"/>
    </style:style>
    <style:style style:name="P4" style:family="paragraph" style:parent-style-name="Standard">
      <style:text-properties officeooo:rsid="001e14a6" officeooo:paragraph-rsid="0051bbf0"/>
    </style:style>
    <style:style style:name="P5" style:family="paragraph" style:parent-style-name="Standard">
      <style:text-properties officeooo:rsid="001e14a6" officeooo:paragraph-rsid="006f0616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4" style:family="paragraph" style:parent-style-name="Standard">
      <style:text-properties officeooo:rsid="0051bbf0" officeooo:paragraph-rsid="006f0616"/>
    </style:style>
    <style:style style:name="P15" style:family="paragraph" style:parent-style-name="Standard">
      <style:text-properties officeooo:rsid="00583d83" officeooo:paragraph-rsid="00583d83"/>
    </style:style>
    <style:style style:name="P16" style:family="paragraph" style:parent-style-name="Standard">
      <style:text-properties officeooo:rsid="00267fa4" officeooo:paragraph-rsid="006128a9"/>
    </style:style>
    <style:style style:name="P17" style:family="paragraph" style:parent-style-name="Standard">
      <style:text-properties officeooo:rsid="005801da" officeooo:paragraph-rsid="005801da"/>
    </style:style>
    <style:style style:name="P18" style:family="paragraph" style:parent-style-name="Table_20_Contents">
      <style:text-properties officeooo:rsid="006c9647" officeooo:paragraph-rsid="006c9647"/>
    </style:style>
    <style:style style:name="P19" style:family="paragraph" style:parent-style-name="Table_20_Contents">
      <style:text-properties officeooo:rsid="0075ab86" officeooo:paragraph-rsid="006f0616"/>
    </style:style>
    <style:style style:name="P20" style:family="paragraph" style:parent-style-name="Table_20_Contents">
      <style:text-properties officeooo:paragraph-rsid="006f0616"/>
    </style:style>
    <style:style style:name="P2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2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P23" style:family="paragraph" style:parent-style-name="Standard" style:list-style-name="L1">
      <style:text-properties officeooo:rsid="00590ab2" officeooo:paragraph-rsid="00590ab2"/>
    </style:style>
    <style:style style:name="P24" style:family="paragraph" style:parent-style-name="Standard" style:list-style-name="L1">
      <style:text-properties officeooo:rsid="005af17e" officeooo:paragraph-rsid="005af17e"/>
    </style:style>
    <style:style style:name="P25" style:family="paragraph" style:parent-style-name="Standard">
      <style:text-properties officeooo:rsid="005af17e" officeooo:paragraph-rsid="005af17e"/>
    </style:style>
    <style:style style:name="P26" style:family="paragraph" style:parent-style-name="Standard" style:list-style-name="L2">
      <style:text-properties officeooo:paragraph-rsid="00531893"/>
    </style:style>
    <style:style style:name="P27" style:family="paragraph" style:parent-style-name="Standard" style:list-style-name="L2">
      <style:text-properties officeooo:paragraph-rsid="0051bbf0"/>
    </style:style>
    <style:style style:name="P28" style:family="paragraph" style:parent-style-name="Standard" style:list-style-name="L2">
      <style:text-properties officeooo:paragraph-rsid="00626eee"/>
    </style:style>
    <style:style style:name="P29" style:family="paragraph" style:parent-style-name="Standard" style:list-style-name="L2">
      <style:text-properties officeooo:rsid="00531893" officeooo:paragraph-rsid="00531893"/>
    </style:style>
    <style:style style:name="P30" style:family="paragraph" style:parent-style-name="Standard" style:list-style-name="L2">
      <style:text-properties officeooo:rsid="00549bc8" officeooo:paragraph-rsid="00549bc8"/>
    </style:style>
    <style:style style:name="P31" style:family="paragraph" style:parent-style-name="Standard" style:list-style-name="L2">
      <style:text-properties officeooo:rsid="005801da" officeooo:paragraph-rsid="005801da"/>
    </style:style>
    <style:style style:name="P32" style:family="paragraph" style:parent-style-name="Standard">
      <style:text-properties officeooo:rsid="00267fa4" officeooo:paragraph-rsid="007bd9fc"/>
    </style:style>
    <style:style style:name="P33" style:family="paragraph" style:parent-style-name="Standard">
      <style:text-properties officeooo:rsid="00267fa4" officeooo:paragraph-rsid="007be473"/>
    </style:style>
    <style:style style:name="P34" style:family="paragraph" style:parent-style-name="Standard">
      <style:text-properties officeooo:rsid="00267fa4" officeooo:paragraph-rsid="00953e3b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36" style:family="paragraph" style:parent-style-name="Standard">
      <style:text-properties officeooo:rsid="00320ed7" officeooo:paragraph-rsid="007bd9fc"/>
    </style:style>
    <style:style style:name="P37" style:family="paragraph" style:parent-style-name="Standard">
      <style:text-properties officeooo:rsid="00320ed7" officeooo:paragraph-rsid="007be473"/>
    </style:style>
    <style:style style:name="P38" style:family="paragraph" style:parent-style-name="Standard">
      <style:text-properties officeooo:rsid="00320ed7" officeooo:paragraph-rsid="007f5571"/>
    </style:style>
    <style:style style:name="P39" style:family="paragraph" style:parent-style-name="Standard">
      <style:text-properties officeooo:rsid="00320ed7" officeooo:paragraph-rsid="008c1595"/>
    </style:style>
    <style:style style:name="P40" style:family="paragraph" style:parent-style-name="Standard">
      <style:text-properties officeooo:rsid="00320ed7" officeooo:paragraph-rsid="008d1253"/>
    </style:style>
    <style:style style:name="P41" style:family="paragraph" style:parent-style-name="Standard">
      <style:text-properties officeooo:rsid="00320ed7" officeooo:paragraph-rsid="008e0302"/>
    </style:style>
    <style:style style:name="P42" style:family="paragraph" style:parent-style-name="Standard">
      <style:text-properties officeooo:rsid="00320ed7" officeooo:paragraph-rsid="008ee319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92089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16307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90a719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rsid="003b60de" officeooo:paragraph-rsid="007be473"/>
    </style:style>
    <style:style style:name="P49" style:family="paragraph" style:parent-style-name="Standard">
      <style:text-properties officeooo:rsid="003eda82" officeooo:paragraph-rsid="007be473"/>
    </style:style>
    <style:style style:name="P50" style:family="paragraph" style:parent-style-name="Standard">
      <style:text-properties officeooo:paragraph-rsid="0080e8f7"/>
    </style:style>
    <style:style style:name="P51" style:family="paragraph" style:parent-style-name="Standard">
      <style:text-properties officeooo:paragraph-rsid="0080f013"/>
    </style:style>
    <style:style style:name="P52" style:family="paragraph" style:parent-style-name="Standard">
      <style:text-properties officeooo:rsid="00206516" officeooo:paragraph-rsid="007a2866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54" style:family="paragraph" style:parent-style-name="Standard">
      <style:text-properties officeooo:paragraph-rsid="0083c586"/>
    </style:style>
    <style:style style:name="P55" style:family="paragraph" style:parent-style-name="Standard">
      <style:text-properties officeooo:paragraph-rsid="0085ab40"/>
    </style:style>
    <style:style style:name="P56" style:family="paragraph" style:parent-style-name="Standard">
      <style:text-properties officeooo:rsid="0088d946" officeooo:paragraph-rsid="0088d946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90a719" officeooo:paragraph-rsid="0090a719"/>
    </style:style>
    <style:style style:name="P58" style:family="paragraph" style:parent-style-name="Standard">
      <style:text-properties officeooo:rsid="00953e3b" officeooo:paragraph-rsid="00953e3b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953e3b"/>
    </style:style>
    <style:style style:name="P60" style:family="paragraph" style:parent-style-name="Standard">
      <style:text-properties officeooo:rsid="004ff51e" officeooo:paragraph-rsid="004ff51e"/>
    </style:style>
    <style:style style:name="P61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62" style:family="paragraph" style:parent-style-name="Standard">
      <style:text-properties fo:font-style="italic" style:text-underline-style="none" officeooo:rsid="00320ed7" officeooo:paragraph-rsid="007bd9fc" style:font-style-asian="italic" style:font-style-complex="italic"/>
    </style:style>
    <style:style style:name="P63" style:family="paragraph" style:parent-style-name="Standard">
      <style:text-properties fo:font-style="italic" officeooo:rsid="00320ed7" officeooo:paragraph-rsid="007bd9fc" style:font-style-asian="italic" style:font-style-complex="italic"/>
    </style:style>
    <style:style style:name="P64" style:family="paragraph" style:parent-style-name="Standard">
      <style:text-properties fo:font-style="italic" officeooo:rsid="00320ed7" officeooo:paragraph-rsid="00825097" style:font-style-asian="italic" style:font-style-complex="italic"/>
    </style:style>
    <style:style style:name="P65" style:family="paragraph" style:parent-style-name="Standard">
      <style:text-properties fo:font-style="italic" officeooo:paragraph-rsid="0080f013" style:font-style-asian="italic" style:font-style-complex="italic"/>
    </style:style>
    <style:style style:name="P66" style:family="paragraph" style:parent-style-name="Standard">
      <style:text-properties fo:font-style="italic" officeooo:paragraph-rsid="007bd9fc" style:font-style-asian="italic" style:font-style-complex="italic"/>
    </style:style>
    <style:style style:name="P67" style:family="paragraph" style:parent-style-name="Standard">
      <style:text-properties fo:font-style="italic" officeooo:rsid="00267fa4" officeooo:paragraph-rsid="007bd9fc" style:font-style-asian="italic" style:font-style-complex="italic"/>
    </style:style>
    <style:style style:name="P68" style:family="paragraph" style:parent-style-name="Standard">
      <style:text-properties fo:font-style="italic" officeooo:rsid="00267fa4" officeooo:paragraph-rsid="007be473" style:font-style-asian="italic" style:font-style-complex="italic"/>
    </style:style>
    <style:style style:name="P69" style:family="paragraph" style:parent-style-name="Standard">
      <style:text-properties fo:font-style="italic" officeooo:rsid="00953e3b" officeooo:paragraph-rsid="00953e3b" style:font-style-asian="italic" style:font-style-complex="italic"/>
    </style:style>
    <style:style style:name="T1" style:family="text">
      <style:text-properties officeooo:rsid="001e14a6"/>
    </style:style>
    <style:style style:name="T2" style:family="text">
      <style:text-properties officeooo:rsid="0022ae94"/>
    </style:style>
    <style:style style:name="T3" style:family="text">
      <style:text-properties officeooo:rsid="00240acc"/>
    </style:style>
    <style:style style:name="T4" style:family="text">
      <style:text-properties officeooo:rsid="0027f8c1"/>
    </style:style>
    <style:style style:name="T5" style:family="text">
      <style:text-properties officeooo:rsid="002824da"/>
    </style:style>
    <style:style style:name="T6" style:family="text">
      <style:text-properties officeooo:rsid="002a5f3e"/>
    </style:style>
    <style:style style:name="T7" style:family="text">
      <style:text-properties officeooo:rsid="002bc085"/>
    </style:style>
    <style:style style:name="T8" style:family="text">
      <style:text-properties officeooo:rsid="002c23bb"/>
    </style:style>
    <style:style style:name="T9" style:family="text">
      <style:text-properties officeooo:rsid="002d28a1"/>
    </style:style>
    <style:style style:name="T10" style:family="text">
      <style:text-properties officeooo:rsid="002ed7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officeooo:rsid="0031aa3b"/>
    </style:style>
    <style:style style:name="T14" style:family="text">
      <style:text-properties officeooo:rsid="003b60de"/>
    </style:style>
    <style:style style:name="T15" style:family="text">
      <style:text-properties officeooo:rsid="003f4702"/>
    </style:style>
    <style:style style:name="T16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17" style:family="text">
      <style:text-properties officeooo:rsid="004ccc51"/>
    </style:style>
    <style:style style:name="T18" style:family="text">
      <style:text-properties officeooo:rsid="004d52c7"/>
    </style:style>
    <style:style style:name="T19" style:family="text">
      <style:text-properties officeooo:rsid="004dab19"/>
    </style:style>
    <style:style style:name="T20" style:family="text">
      <style:text-properties officeooo:rsid="004e7aac"/>
    </style:style>
    <style:style style:name="T21" style:family="text">
      <style:text-properties officeooo:rsid="0051bbf0"/>
    </style:style>
    <style:style style:name="T22" style:family="text">
      <style:text-properties officeooo:rsid="0051eaef"/>
    </style:style>
    <style:style style:name="T23" style:family="text">
      <style:text-properties officeooo:rsid="00531893"/>
    </style:style>
    <style:style style:name="T24" style:family="text">
      <style:text-properties officeooo:rsid="00549bc8"/>
    </style:style>
    <style:style style:name="T25" style:family="text">
      <style:text-properties officeooo:rsid="0055be5c"/>
    </style:style>
    <style:style style:name="T26" style:family="text">
      <style:text-properties officeooo:rsid="00561ef7"/>
    </style:style>
    <style:style style:name="T27" style:family="text">
      <style:text-properties officeooo:rsid="005801da"/>
    </style:style>
    <style:style style:name="T28" style:family="text">
      <style:text-properties officeooo:rsid="00267fa4"/>
    </style:style>
    <style:style style:name="T29" style:family="text">
      <style:text-properties officeooo:rsid="006256f8"/>
    </style:style>
    <style:style style:name="T30" style:family="text">
      <style:text-properties officeooo:rsid="00626eee"/>
    </style:style>
    <style:style style:name="T31" style:family="text">
      <style:text-properties officeooo:rsid="00645172"/>
    </style:style>
    <style:style style:name="T32" style:family="text">
      <style:text-properties officeooo:rsid="006965fe"/>
    </style:style>
    <style:style style:name="T33" style:family="text">
      <style:text-properties officeooo:rsid="00470150"/>
    </style:style>
    <style:style style:name="T34" style:family="text">
      <style:text-properties officeooo:rsid="006e6bfa"/>
    </style:style>
    <style:style style:name="T35" style:family="text">
      <style:text-properties officeooo:rsid="0075ab86"/>
    </style:style>
    <style:style style:name="T36" style:family="text">
      <style:text-properties officeooo:rsid="00772096"/>
    </style:style>
    <style:style style:name="T37" style:family="text">
      <style:text-properties officeooo:rsid="00790884"/>
    </style:style>
    <style:style style:name="T3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993849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bb5a88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7bd9fc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8b1fa7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8e0302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431c59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9144f9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925810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927eba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fo:font-style="normal" style:text-underline-style="none" fo:font-weight="normal" officeooo:rsid="008c1595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" fo:font-size="12pt" fo:font-style="normal" style:text-underline-style="none" fo:font-weight="normal" officeooo:rsid="00820e8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2pt" fo:font-style="normal" style:text-underline-style="none" fo:font-weight="normal" officeooo:rsid="00852cea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2pt" fo:font-style="normal" style:text-underline-style="none" fo:font-weight="normal" officeooo:rsid="008d1253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2pt" fo:font-style="normal" style:text-underline-style="none" fo:font-weight="normal" officeooo:rsid="008de1a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2pt" fo:font-style="normal" style:text-underline-style="none" fo:font-weight="normal" officeooo:rsid="008ee319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style:text-underline-style="none" fo:font-weight="normal" officeooo:rsid="0090a92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2pt" fo:font-weight="normal" officeooo:rsid="00993849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font-weight="normal" officeooo:rsid="00bb5a88" style:font-size-asian="12pt" style:font-weight-asian="normal" style:font-size-complex="12pt" style:font-weight-complex="normal"/>
    </style:style>
    <style:style style:name="T76" style:family="text">
      <style:text-properties officeooo:rsid="007a2866"/>
    </style:style>
    <style:style style:name="T77" style:family="text">
      <style:text-properties officeooo:rsid="007bd9fc"/>
    </style:style>
    <style:style style:name="T78" style:family="text">
      <style:text-properties officeooo:rsid="007be473"/>
    </style:style>
    <style:style style:name="T79" style:family="text">
      <style:text-properties officeooo:rsid="007d8aa7"/>
    </style:style>
    <style:style style:name="T80" style:family="text">
      <style:text-properties officeooo:rsid="00825097"/>
    </style:style>
    <style:style style:name="T81" style:family="text">
      <style:text-properties officeooo:rsid="0083c586"/>
    </style:style>
    <style:style style:name="T82" style:family="text">
      <style:text-properties officeooo:rsid="008720c4"/>
    </style:style>
    <style:style style:name="T83" style:family="text">
      <style:text-properties officeooo:rsid="0090a719"/>
    </style:style>
    <style:style style:name="T84" style:family="text">
      <style:text-properties officeooo:rsid="00916307"/>
    </style:style>
    <style:style style:name="T85" style:family="text">
      <style:text-properties officeooo:rsid="00925810"/>
    </style:style>
    <style:style style:name="T86" style:family="text">
      <style:text-properties officeooo:rsid="009275ef"/>
    </style:style>
    <style:style style:name="T87" style:family="text">
      <style:text-properties officeooo:rsid="00953e3b"/>
    </style:style>
    <style:style style:name="T8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<text:span text:style-name="T34">Terminología Especializada en </text:span><text:span text:style-name="T1">Económica y Mercados Bursátiles</text:span></text:p>
          </table:table-cell>
        </table:table-row>
        <table:table-row>
          <table:table-cell table:style-name="Table1.A1" office:value-type="string">
            <text:p text:style-name="P6">Program <text:span text:style-name="T13">and </text:span><text:span text:style-name="T2">Track</text:span>:</text:p>
          </table:table-cell>
          <table:table-cell table:style-name="Table1.A1" office:value-type="string">
            <text:p text:style-name="P3"><text:span text:style-name="T3">I</text:span><text:span text:style-name="T12">nterpretación y Traduccíon: </text:span><text:span text:style-name="T11">5° Cua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524</text:p>
          </table:table-cell>
        </table:table-row>
        <table:table-row>
          <table:table-cell table:style-name="Table1.A1" office:value-type="string">
            <text:p text:style-name="P18">Cohort ID:</text:p>
          </table:table-cell>
          <table:table-cell table:style-name="Table1.A1" office:value-type="string">
            <text:p text:style-name="P10">5<text:span text:style-name="T36">A</text:span></text:p>
          </table:table-cell>
        </table:table-row>
      </table:table>
      <text:p text:style-name="P2"/>
      <text:p text:style-name="P61">Description</text:p>
      <text:p text:style-name="P16">This course provides the <text:span text:style-name="T4">modern </text:span>foundations for linguistic translation in the field of <text:span text:style-name="T17">economics</text:span> <text:span text:style-name="T4">with a focus on </text:span><text:span text:style-name="T17">the </text:span><text:span text:style-name="T36">vocabulary and </text:span><text:span text:style-name="T17">documents common </text:span><text:span text:style-name="T36">in </text:span><text:span text:style-name="T37">the </text:span><text:span text:style-name="T18">fiscal </text:span><text:span text:style-name="T36">evaluation</text:span><text:span text:style-name="T18"> </text:span><text:span text:style-name="T36">of</text:span><text:span text:style-name="T19"> banks</text:span><text:span text:style-name="T17">, </text:span><text:span text:style-name="T18">corporations, and </text:span><text:span text:style-name="T37">the</text:span><text:span text:style-name="T32"> </text:span>s<text:span text:style-name="T4">tock market. <text:s/></text:span><text:span text:style-name="T6">The </text:span><text:span text:style-name="T7">professional </text:span><text:span text:style-name="T6">translational mapping tools </text:span><text:span text:style-name="T7">developed in this course will </text:span><text:span text:style-name="T9">be specific </text:span><text:span text:style-name="T7">to </text:span><text:span text:style-name="T6">Spanish and English translation</text:span><text:span text:style-name="T7">s</text:span><text:span text:style-name="T6">, although such tools </text:span><text:span text:style-name="T9">and methodologies </text:span><text:span text:style-name="T6">can readily be extended </text:span><text:span text:style-name="T10">to</text:span><text:span text:style-name="T7"> </text:span><text:span text:style-name="T8">the translation of</text:span><text:span text:style-name="T6"> other languages. </text:span></text:p>
      <text:p text:style-name="P16"/>
      <text:p text:style-name="P34"><text:span text:style-name="T5">Major </text:span><text:span text:style-name="T76">topics</text:span><text:span text:style-name="T9"> of</text:span><text:span text:style-name="T5"> the course will include: </text:span></text:p>
      <text:p text:style-name="P35"><text:span text:style-name="T76">I. </text:span><text:span text:style-name="T39">Foundations of </text:span><text:span text:style-name="T40">Economics</text:span></text:p>
      <text:p text:style-name="P35"><text:span text:style-name="T41">II. Elements of Academic </text:span><text:span text:style-name="T65">Work</text:span></text:p>
      <text:p text:style-name="P59"><text:span text:style-name="T38">III. </text:span><text:span text:style-name="T51">Elements of </text:span><text:span text:style-name="T45">Professional </text:span><text:span text:style-name="T46">Consulting</text:span></text:p>
      <text:p text:style-name="P59"><text:span text:style-name="T54">IV.</text:span><text:span text:style-name="T51"> <text:s/>AI-Powered Translation</text:span></text:p>
      <text:p text:style-name="P59"><text:span text:style-name="T57">V. <text:s/></text:span><text:span text:style-name="T41">Major Elements of the Macro-economy</text:span></text:p>
      <text:p text:style-name="P35"><text:span text:style-name="T41">V</text:span><text:span text:style-name="T62">I</text:span><text:span text:style-name="T41">. Interpretation and Translation of Economic Documents</text:span></text:p>
      <text:p text:style-name="P35"><text:span text:style-name="T41">V</text:span><text:span text:style-name="T62">II</text:span><text:span text:style-name="T41">. </text:span><text:span text:style-name="T64">Selected Topics in </text:span><text:span text:style-name="T41">Contemporary Economics</text:span></text:p>
      <text:p text:style-name="P34"><text:tab/><text:span text:style-name="T87">VIII. Vocabulary Building</text:span></text:p>
      <text:p text:style-name="P52"/>
      <text:p text:style-name="P61">Scope <text:span text:style-name="T36">and </text:span><text:span text:style-name="T80">General </text:span><text:span text:style-name="T36">Sequence</text:span></text:p>
      <text:p text:style-name="P62"><text:span text:style-name="T77">I</text:span>. <text:s/><text:span text:style-name="T74">Foundations of </text:span><text:span text:style-name="T75">Economics</text:span></text:p>
      <text:p text:style-name="P41"><text:span text:style-name="T40"><text:tab/></text:span><text:span text:style-name="T55">1. </text:span><text:span text:style-name="T56">Axioms, Theorems, and Corollaries</text:span></text:p>
      <text:p text:style-name="P41"><text:span text:style-name="T71"><text:tab/><text:tab/>1.1 </text:span><text:span text:style-name="T66">S</text:span><text:span text:style-name="T67">carcity</text:span></text:p>
      <text:p text:style-name="P41"><text:span text:style-name="T66"><text:tab/><text:tab/></text:span><text:span text:style-name="T71">1.2 <text:s/>Choice and </text:span><text:span text:style-name="T66">Opportunity Costs</text:span></text:p>
      <text:p text:style-name="P41"><text:span text:style-name="T66"><text:tab/><text:tab/></text:span><text:span text:style-name="T71">1.3 Inequalities</text:span></text:p>
      <text:p text:style-name="P40"><text:span text:style-name="T66"/></text:p>
      <text:p text:style-name="P40"><text:span text:style-name="T67"><text:tab/></text:span><text:span text:style-name="T66">2. Economic </text:span><text:span text:style-name="T69">S</text:span><text:span text:style-name="T66">ystems</text:span></text:p>
      <text:p text:style-name="P40"><text:span text:style-name="T66"><text:tab/><text:tab/></text:span><text:span text:style-name="T69">2.1 T</text:span><text:span text:style-name="T68">raditional</text:span></text:p>
      <text:p text:style-name="P40"><text:span text:style-name="T68"><text:tab/><text:tab/></text:span><text:span text:style-name="T69">2.2 C</text:span><text:span text:style-name="T68">entrally-controlled</text:span></text:p>
      <text:p text:style-name="P40"><text:span text:style-name="T68"><text:tab/><text:tab/></text:span><text:span text:style-name="T69">2.3 M</text:span><text:span text:style-name="T68">arket-</text:span><text:span text:style-name="T66">based</text:span></text:p>
      <text:p text:style-name="P40"><text:span text:style-name="T66"><text:tab/><text:tab/><text:tab/></text:span><text:span text:style-name="T73">2.3.1 Perfect Competition</text:span></text:p>
      <text:p text:style-name="P40"><text:span text:style-name="T66"><text:tab/><text:tab/><text:tab/></text:span><text:span text:style-name="T73">2.3.2 Monopolies</text:span></text:p>
      <text:p text:style-name="P40"><text:span text:style-name="T73"><text:tab/><text:tab/><text:tab/>2.3.3 Imperfect Competition</text:span></text:p>
      <text:p text:style-name="P39"><text:span text:style-name="T66"/></text:p>
      <text:p text:style-name="P39"><text:span text:style-name="T66"><text:tab/>3. </text:span><text:span text:style-name="T70">Economic Entities</text:span></text:p>
      <text:p text:style-name="P42"><text:span text:style-name="T70"><text:tab/><text:tab/></text:span><text:span text:style-name="T72">3.1 Households</text:span></text:p>
      <text:p text:style-name="P42"><text:span text:style-name="T72"><text:tab/><text:tab/>3.2 Production Centers</text:span></text:p>
      <text:p text:style-name="P42"><text:span text:style-name="T72"><text:tab/><text:tab/>3.3 Government</text:span></text:p>
      <text:p text:style-name="P42"><text:span text:style-name="T72"><text:tab/></text:span></text:p>
      <text:p text:style-name="P42"><text:span text:style-name="T72"><text:tab/>4. Economic Resources and Flows</text:span></text:p>
      <text:p text:style-name="P42"><text:span text:style-name="T72"><text:tab/><text:tab/>4.1 </text:span><text:span text:style-name="T69">Energy</text:span></text:p>
      <text:p text:style-name="P42"><text:soft-page-break/><text:span text:style-name="T69"><text:tab/><text:tab/></text:span><text:span text:style-name="T72">4.2 </text:span><text:span text:style-name="T69">Materials</text:span></text:p>
      <text:p text:style-name="P42"><text:span text:style-name="T69"><text:tab/><text:tab/></text:span><text:span text:style-name="T72">4.3 </text:span><text:span text:style-name="T69">Mone</text:span><text:span text:style-name="T72">y</text:span></text:p>
      <text:p text:style-name="P36"/>
      <text:p text:style-name="P63"><text:span text:style-name="T77">II</text:span>. <text:span text:style-name="T41">Elements of Academic </text:span><text:span text:style-name="T46">Work</text:span></text:p>
      <text:p text:style-name="P37"><text:tab/><text:span text:style-name="T78">1</text:span>. <text:s/>The Elements of Style in Professional Writing</text:p>
      <text:p text:style-name="P43"><text:span text:style-name="T78"><text:tab/>1.1 APA </text:span><text:span text:style-name="T79">S</text:span><text:span text:style-name="T78">tyl</text:span><text:span text:style-name="T79">e</text:span></text:p>
      <text:p text:style-name="P43"><text:tab/><text:span text:style-name="T78">1.2 <text:s/></text:span><text:span text:style-name="T14">Strunk and White’</text:span><text:span text:style-name="T15">s. “Elements of Style”</text:span></text:p>
      <text:p text:style-name="P48"><text:tab/><text:tab/><text:span text:style-name="T78">1.3 </text:span><text:s/>Developing a <text:span text:style-name="T79">Your</text:span> Voice</text:p>
      <text:p text:style-name="P49"/>
      <text:p text:style-name="P49"><text:tab/><text:span text:style-name="T79">2</text:span>. <text:s/>Review of Essential English Grammar</text:p>
      <text:p text:style-name="P47"><text:tab/><text:span text:style-name="T79">2</text:span>.1 <text:s/>Murphy’s, “English Grammar in Use”</text:p>
      <text:p text:style-name="P47"><text:span text:style-name="T41"><text:tab/></text:span><text:span text:style-name="T44">2</text:span><text:span text:style-name="T41">.2 <text:s/></text:span><text:span text:style-name="T43">The Yale Graduate Writing Center</text:span></text:p>
      <text:p text:style-name="P36"><text:span text:style-name="T41"/></text:p>
      <text:p text:style-name="P64"><text:span text:style-name="T51">III <text:s/>Elements of </text:span><text:span text:style-name="T45">Professional </text:span><text:span text:style-name="T46">Consulting</text:span></text:p>
      <text:p text:style-name="P36"><text:span text:style-name="T41"><text:tab/></text:span><text:span text:style-name="T51">1</text:span><text:span text:style-name="T45">. </text:span><text:span text:style-name="T47">Quality Assurance / Quality Control (QA/QC)</text:span></text:p>
      <text:p text:style-name="P38"><text:span text:style-name="T45"><text:tab/><text:tab/></text:span><text:span text:style-name="T51">1</text:span><text:span text:style-name="T46">.1 Quality Management Systems (QMS): ISO 9001</text:span></text:p>
      <text:p text:style-name="P50"><text:span text:style-name="T45"><text:tab/><text:tab/></text:span><text:span text:style-name="T51">1</text:span><text:span text:style-name="T46">.2 </text:span><text:span text:style-name="T47">Records Management: ISO 15489</text:span></text:p>
      <text:p text:style-name="P51"><text:span text:style-name="T45"><text:tab/></text:span></text:p>
      <text:p text:style-name="P51"><text:span text:style-name="T45"><text:tab/></text:span><text:span text:style-name="T51">2</text:span><text:span text:style-name="T48">. </text:span><text:span text:style-name="T49"><text:s/></text:span><text:span text:style-name="T60">Document </text:span><text:span text:style-name="T49">Version Control Systems (V</text:span><text:span text:style-name="T50">CSs</text:span><text:span text:style-name="T49">)</text:span></text:p>
      <text:p text:style-name="P51"><text:span text:style-name="T49"><text:tab/><text:tab/></text:span><text:span text:style-name="T51">2</text:span><text:span text:style-name="T48">.1 </text:span><text:span text:style-name="T49">Git</text:span></text:p>
      <text:p text:style-name="P51"><text:span text:style-name="T49"><text:tab/><text:tab/></text:span><text:span text:style-name="T51">2</text:span><text:span text:style-name="T48">.2 GitHub</text:span></text:p>
      <text:p text:style-name="P51"><text:span text:style-name="T45"/></text:p>
      <text:p text:style-name="P56"><text:span text:style-name="T45"><text:tab/>3. </text:span><text:span text:style-name="T38">Marron’s Tips for Successful Consulting</text:span></text:p>
      <text:p text:style-name="P56"><text:span text:style-name="T38"><text:tab/><text:tab/>3.1 <text:s/>Clients</text:span></text:p>
      <text:p text:style-name="P56"><text:span text:style-name="T38"><text:tab/><text:tab/>3.2 <text:s/>Deliverables</text:span></text:p>
      <text:p text:style-name="P56"><text:span text:style-name="T38"><text:tab/><text:tab/>3.3 Transmittal Letters</text:span></text:p>
      <text:p text:style-name="P51"><text:span text:style-name="T45"/></text:p>
      <text:p text:style-name="P65"><text:span text:style-name="T54">IV.</text:span><text:span text:style-name="T51"> <text:s/>AI-Powered Translation</text:span></text:p>
      <text:p text:style-name="P55"><text:span text:style-name="T45"><text:tab/></text:span><text:span text:style-name="T54">1. </text:span><text:span text:style-name="T52">Professional Translators in the 21</text:span><text:span text:style-name="T16">st</text:span><text:span text:style-name="T52"> century</text:span></text:p>
      <text:p text:style-name="P55"><text:span text:style-name="T52"><text:tab/><text:tab/></text:span><text:span text:style-name="T54">1.1 </text:span><text:span text:style-name="T53">Current Research</text:span></text:p>
      <text:p text:style-name="P55"><text:span text:style-name="T53"><text:tab/><text:tab/></text:span><text:span text:style-name="T54">1.2 </text:span><text:span text:style-name="T53">Realities</text:span></text:p>
      <text:p text:style-name="P54"><text:span text:style-name="T53"><text:tab/></text:span></text:p>
      <text:p text:style-name="P55"><text:span text:style-name="T53"><text:tab/>2. </text:span><text:span text:style-name="T54">AI</text:span></text:p>
      <text:p text:style-name="P55"><text:span text:style-name="T54"><text:tab/><text:tab/>2.1 </text:span><text:span text:style-name="T53">Machine Learning</text:span></text:p>
      <text:p text:style-name="P55"><text:span text:style-name="T53"><text:tab/><text:tab/></text:span><text:span text:style-name="T54">2.2 </text:span><text:span text:style-name="T53">Large Language Models (LLMs)</text:span></text:p>
      <text:p text:style-name="P55"><text:span text:style-name="T53"><text:tab/><text:tab/></text:span><text:span text:style-name="T54">2.3 Generative Pre-Trained Transformers (GPTs)</text:span></text:p>
      <text:p text:style-name="P53"/>
      <text:p text:style-name="P53"><text:span text:style-name="T81">3. </text:span><text:s/><text:span text:style-name="T81">The Tools</text:span></text:p>
      <text:p text:style-name="P53"><text:span text:style-name="T81"><text:tab/>3.</text:span><text:span text:style-name="T82">1</text:span><text:span text:style-name="T81"> Python </text:span></text:p>
      <text:p text:style-name="P53"><text:span text:style-name="T81"><text:tab/>3.2 </text:span><text:span text:style-name="T31">Application Programmer Interfaces (</text:span><text:span text:style-name="T33">APIs</text:span><text:span text:style-name="T31">)</text:span></text:p>
      <text:p text:style-name="P53"><text:span text:style-name="T81"><text:tab/>3.3 </text:span><text:span text:style-name="T31">Software Development Kits (</text:span><text:span text:style-name="T33">SDKs</text:span><text:span text:style-name="T31">)</text:span></text:p>
      <text:p text:style-name="P53"><text:tab/><text:tab/></text:p>
      <text:p text:style-name="P66"><text:span text:style-name="T57">V. <text:s/></text:span><text:span text:style-name="T41">Major Elements of the Macro-economy</text:span></text:p>
      <text:p text:style-name="P44">1. <text:s/><text:span text:style-name="T20">Banks</text:span></text:p>
      <text:p text:style-name="P45"><text:span text:style-name="T83"><text:tab/>1.1 </text:span><text:span text:style-name="T84">Legalities</text:span></text:p>
      <text:p text:style-name="P45"><text:soft-page-break/><text:span text:style-name="T83"><text:tab/></text:span><text:span text:style-name="T84">1.2 </text:span><text:span text:style-name="T83">Central Banks</text:span></text:p>
      <text:p text:style-name="P44"><text:span text:style-name="T83"><text:tab/>1.</text:span><text:span text:style-name="T84">3</text:span><text:span text:style-name="T83"> Commercial Banks</text:span></text:p>
      <text:p text:style-name="P44"><text:span text:style-name="T83"><text:tab/>1.</text:span><text:span text:style-name="T84">4</text:span><text:span text:style-name="T83"> Development Banks</text:span></text:p>
      <text:p text:style-name="P44"><text:span text:style-name="T83"><text:tab/>1.</text:span><text:span text:style-name="T84">5</text:span><text:span text:style-name="T83"> Savings and loan associations</text:span></text:p>
      <text:p text:style-name="P44"><text:span text:style-name="T83"><text:tab/>1.</text:span><text:span text:style-name="T84">6 </text:span><text:span text:style-name="T83">Credit Unions</text:span></text:p>
      <text:p text:style-name="P44"/>
      <text:p text:style-name="P57">2. <text:span text:style-name="T58">Stock Markets</text:span></text:p>
      <text:p text:style-name="P57"><text:span text:style-name="T58"><text:tab/></text:span><text:span text:style-name="T59">2.1 </text:span><text:span text:style-name="T60">Stock Markets and </text:span><text:span text:style-name="T59">Economic Growth</text:span></text:p>
      <text:p text:style-name="P57"><text:span text:style-name="T59"><text:tab/>2.2 <text:s/>Shares, Bonds, Securities, Derivatives</text:span></text:p>
      <text:p text:style-name="P57"><text:span text:style-name="T59"><text:tab/>2.3 <text:s/>World Stock Exchanges</text:span></text:p>
      <text:p text:style-name="P57"><text:span text:style-name="T59"><text:tab/>2.4 The BMV (Bolsa Mexicano de Valores)</text:span></text:p>
      <text:p text:style-name="P57"><text:span text:style-name="T59"><text:tab/>2.5 Preventing Stock Market Manipulations</text:span></text:p>
      <text:p text:style-name="P57"><text:span text:style-name="T59"><text:tab/><text:tab/>2.5.1 <text:s/>The Comisión Nacional Bancaria y de Valores (CNBV)</text:span></text:p>
      <text:p text:style-name="P57"><text:span text:style-name="T59"><text:tab/><text:tab/>2.5.2 <text:s/>The Securities Exchange Commision (SEC)</text:span></text:p>
      <text:p text:style-name="P46"/>
      <text:p text:style-name="P46"><text:span text:style-name="T83">3.</text:span> <text:span text:style-name="T85">Business Firms</text:span></text:p>
      <text:p text:style-name="P46"><text:span text:style-name="T84"><text:tab/>3.1 Legalities</text:span></text:p>
      <text:p text:style-name="P46"><text:span text:style-name="T84"><text:tab/>3.2 <text:s/>Sole proprietorship</text:span></text:p>
      <text:p text:style-name="P46"><text:span text:style-name="T85"><text:tab/>3.3 Partnership</text:span></text:p>
      <text:p text:style-name="P46"><text:span text:style-name="T85"><text:tab/>3.4 Corporation</text:span><text:span text:style-name="T86">s</text:span></text:p>
      <text:p text:style-name="P46"><text:span text:style-name="T85"><text:tab/><text:tab/>3.4.1 Legalities</text:span></text:p>
      <text:p text:style-name="P46"><text:span text:style-name="T85"><text:tab/><text:tab/>3.4.2 Sociedad Anónima (S.A.)</text:span></text:p>
      <text:p text:style-name="P46"><text:tab/><text:tab/><text:span text:style-name="T85">3.4.3 </text:span>Sociedad Anónima de Capital Variable (S.A. de C.V.)</text:p>
      <text:p text:style-name="P44"><text:span text:style-name="T58"><text:tab/><text:tab/></text:span><text:span text:style-name="T61">3.4.4 <text:s/>Simplified Stock Corporation (S.A.S.)</text:span></text:p>
      <text:p text:style-name="P44"><text:span text:style-name="T61"><text:tab/><text:tab/>3.4.5 Sociedad de Responsabilidad Limitada (S. de R.L.)</text:span></text:p>
      <text:p text:style-name="P32"><text:span text:style-name="T42"/></text:p>
      <text:p text:style-name="P67"><text:span text:style-name="T41">V</text:span><text:span text:style-name="T62">I</text:span><text:span text:style-name="T41">. Interpretation and Translation of Economic Documents</text:span></text:p>
      <text:p text:style-name="P32"><text:span text:style-name="T41"><text:tab/></text:span><text:span text:style-name="T62">1, Academic Text</text:span><text:span text:style-name="T63">s</text:span></text:p>
      <text:p text:style-name="P32"><text:span text:style-name="T62"><text:tab/>2. Economic Development Strategy and Evaluation Docs</text:span></text:p>
      <text:p text:style-name="P32"><text:span text:style-name="T62"><text:tab/>3. Economic Performance Docs</text:span></text:p>
      <text:p text:style-name="P32"><text:span text:style-name="T62"><text:tab/>4. Corporate Reports</text:span></text:p>
      <text:p text:style-name="P32"><text:span text:style-name="T62"><text:tab/>5. Stock Offerings (Prospectus)</text:span></text:p>
      <text:p text:style-name="P32"><text:span text:style-name="T62"><text:tab/>6. </text:span><text:span text:style-name="T63">Journal Articles</text:span></text:p>
      <text:p text:style-name="P36"/>
      <text:p text:style-name="P68"><text:span text:style-name="T41">V</text:span><text:span text:style-name="T62">II</text:span><text:span text:style-name="T41">. </text:span><text:span text:style-name="T64">Selected Topics in </text:span><text:span text:style-name="T41">Contemporary Economics</text:span></text:p>
      <text:p text:style-name="P33"><text:span text:style-name="T41"><text:tab/></text:span><text:span text:style-name="T64">1, The Journal of Economic Structures (https://www.springeropen.com/journals)</text:span></text:p>
      <text:p text:style-name="P33"><text:span text:style-name="T64"><text:tab/>2. Financial Innovation (</text:span><text:a xlink:type="simple" xlink:href="https://www.springeropen.com/journals" text:style-name="Internet_20_link" text:visited-style-name="Visited_20_Internet_20_Link">https://www.springeropen.com/journals</text:a><text:span text:style-name="T64">)</text:span></text:p>
      <text:p text:style-name="P33"><text:span text:style-name="T64"><text:tab/>3. Oxford Open Economics (https://academic.oup.com/ooec)</text:span></text:p>
      <text:p text:style-name="P36"/>
      <text:p text:style-name="P69">VIII. Vocabulary Building</text:p>
      <text:p text:style-name="P58"/>
      <text:p text:style-name="P58"/>
      <text:p text:style-name="P58"/>
      <text:p text:style-name="P58"/>
      <text:p text:style-name="P58"/>
      <text:p text:style-name="P11"><text:soft-page-break/>Expectations</text:p>
      <text:p text:style-name="P15">Students will be expected to:</text:p>
      <text:list xml:id="list78080273" text:style-name="L1">
        <text:list-item>
          <text:p text:style-name="P23">Attend all classes on time</text:p>
        </text:list-item>
        <text:list-item>
          <text:p text:style-name="P23">Be prepared to take notes and access materials on-line</text:p>
        </text:list-item>
        <text:list-item>
          <text:p text:style-name="P23">Participate in all class activities, including discussions and presentations</text:p>
        </text:list-item>
        <text:list-item>
          <text:p text:style-name="P24">Complete all assignments, quizzes, and the final exam</text:p>
        </text:list-item>
      </text:list>
      <text:p text:style-name="P25"/>
      <text:p text:style-name="P60"><text:span text:style-name="T88">Exit Criteria</text:span></text:p>
      <text:p text:style-name="P4"><text:span text:style-name="T21">Upon the successful completion of the course the student will </text:span><text:span text:style-name="T22">be able to:</text:span></text:p>
      <text:list xml:id="list1557538200" text:style-name="L2">
        <text:list-item>
          <text:p text:style-name="P29">Demonstrate a basic understanding of the relationship of banks, corporations, and stock markets within economic systems</text:p>
        </text:list-item>
        <text:list-item>
          <text:p text:style-name="P26">Acquire and use vocabulary <text:span text:style-name="T23">related to the economics of banks, corporations, and stock market portfolio management</text:span></text:p>
        </text:list-item>
        <text:list-item>
          <text:p text:style-name="P27">Demonstrate <text:span text:style-name="T23">a solid understanding of </text:span><text:span text:style-name="T24">English grammatical structures and stylistic elements.</text:span></text:p>
        </text:list-item>
        <text:list-item>
          <text:p text:style-name="P27">Apply <text:span text:style-name="T24">the principles of QAQC to document production by using a VCS </text:span></text:p>
        </text:list-item>
        <text:list-item>
          <text:p text:style-name="P30">Apply the principles of modern tran<text:span text:style-name="T25">slat</text:span><text:span text:style-name="T27">ion</text:span><text:span text:style-name="T25"> by using </text:span>an API to access a LLM for <text:span text:style-name="T27">English-Spanish </text:span>translation</text:p>
        </text:list-item>
        <text:list-item>
          <text:p text:style-name="P28"><text:span text:style-name="T26">Analyze and evaluate </text:span><text:span text:style-name="T30">a variety of texts </text:span><text:span text:style-name="T29">relevant to </text:span><text:span text:style-name="T19">banks</text:span><text:span text:style-name="T17">, </text:span><text:span text:style-name="T18">corporations , and </text:span><text:span text:style-name="T28">s</text:span><text:span text:style-name="T4">tock market </text:span><text:span text:style-name="T18">portfolio management</text:span><text:span text:style-name="T26"> </text:span><text:span text:style-name="T30">in order </text:span><text:span text:style-name="T26">to p</text:span>roduce clear, coherent, <text:span text:style-name="T25">and accurate </text:span><text:span text:style-name="T26">English-Spanish </text:span><text:span text:style-name="T25">translations </text:span></text:p>
        </text:list-item>
        <text:list-item>
          <text:p text:style-name="P31">Produce professional quality client deliverables</text:p>
        </text:list-item>
      </text:list>
      <text:p text:style-name="P17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<text:span text:style-name="T35">Interim </text:span>Evaluations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3">Final Grade</text:p>
          </table:table-cell>
          <table:table-cell table:style-name="Table2.A1" office:value-type="string">
            <text:p text:style-name="P20"/>
          </table:table-cell>
        </table:table-row>
        <table:table-row>
          <table:table-cell table:style-name="Table2.A1" office:value-type="string">
            <text:p text:style-name="P14">Daily Work and Participation<text:tab/></text:p>
          </table:table-cell>
          <table:table-cell table:style-name="Table2.A1" office:value-type="string">
            <text:p text:style-name="P19">10%</text:p>
          </table:table-cell>
          <table:table-cell table:style-name="Table2.A1" office:value-type="string">
            <text:p text:style-name="P20"/>
          </table:table-cell>
          <table:table-cell table:style-name="Table2.D1" office:value-type="string">
            <text:p text:style-name="P14"><text:span text:style-name="T35">Av. </text:span>Daily Work and Participation<text:tab/></text:p>
          </table:table-cell>
          <table:table-cell table:style-name="Table2.A1" office:value-type="string">
            <text:p text:style-name="P19">10%</text:p>
          </table:table-cell>
        </table:table-row>
        <table:table-row>
          <table:table-cell table:style-name="Table2.A1" office:value-type="string">
            <text:p text:style-name="P19">Homework</text:p>
          </table:table-cell>
          <table:table-cell table:style-name="Table2.A1" office:value-type="string">
            <text:p text:style-name="P19">60 %</text:p>
          </table:table-cell>
          <table:table-cell table:style-name="Table2.A1" office:value-type="string">
            <text:p text:style-name="P20"/>
          </table:table-cell>
          <table:table-cell table:style-name="Table2.D1" office:value-type="string">
            <text:p text:style-name="P19">Av. Homework</text:p>
          </table:table-cell>
          <table:table-cell table:style-name="Table2.A1" office:value-type="string">
            <text:p text:style-name="P19">30 %</text:p>
          </table:table-cell>
        </table:table-row>
        <table:table-row>
          <table:table-cell table:style-name="Table2.A1" office:value-type="string">
            <text:p text:style-name="P19">Interim Exam</text:p>
          </table:table-cell>
          <table:table-cell table:style-name="Table2.A1" office:value-type="string">
            <text:p text:style-name="P19">30%</text:p>
          </table:table-cell>
          <table:table-cell table:style-name="Table2.A1" office:value-type="string">
            <text:p text:style-name="P20"/>
          </table:table-cell>
          <table:table-cell table:style-name="Table2.D1" office:value-type="string">
            <text:p text:style-name="P19">Av. Interim Exams</text:p>
          </table:table-cell>
          <table:table-cell table:style-name="Table2.A1" office:value-type="string">
            <text:p text:style-name="P19">30%</text:p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D1" office:value-type="string">
            <text:p text:style-name="P19">Final Exam</text:p>
          </table:table-cell>
          <table:table-cell table:style-name="Table2.A1" office:value-type="string">
            <text:p text:style-name="P19">30 %</text:p>
          </table:table-cell>
        </table:table-row>
      </table:table>
      <text:p text:style-name="P1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MT1" style:family="text">
      <style:text-properties officeooo:rsid="0077209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/text:p>
        <text:p text:style-name="MP1">S<text:span text:style-name="MT1">ummer </text:span>2025</text:p>
        <text:p text:style-name="MP2">UTECA 25-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15T19:20:04.168821207</dc:date>
    <meta:editing-duration>PT9H36M43S</meta:editing-duration>
    <meta:editing-cycles>88</meta:editing-cycles>
    <meta:generator>LibreOffice/7.3.7.2$Linux_X86_64 LibreOffice_project/30$Build-2</meta:generator>
    <meta:document-statistic meta:table-count="2" meta:image-count="1" meta:object-count="0" meta:page-count="4" meta:paragraph-count="147" meta:word-count="707" meta:character-count="4946" meta:non-whitespace-character-count="4239"/>
  </office:meta>
</office:document-meta>
</file>